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9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/>
          <table:table-cell office:value-type="string" calcext:value-type="string">
            <text:p>TEKST DO ZASZYFROWANIA</text:p>
          </table:table-cell>
          <table:table-cell table:number-columns-repeated="51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/>
          <table:table-cell office:value-type="string" calcext:value-type="string">
            <text:p>KLUCZ</text:p>
          </table:table-cell>
          <table:table-cell table:number-columns-repeated="51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4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/>
          <table:table-cell office:value-type="string" calcext:value-type="string">
            <text:p>SZYFROGRAM</text:p>
          </table:table-cell>
          <table:table-cell table:number-columns-repeated="51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5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DESZYFRACJA</text:p>
          </table:table-cell>
          <table:table-cell table:number-columns-repeated="51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5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53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5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53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5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5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5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5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5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5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53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53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53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5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5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5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53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53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4:07.725340825</meta:creation-date>
    <dc:date>2020-02-27T11:39:51.362700760</dc:date>
    <meta:editing-duration>PT5M20S</meta:editing-duration>
    <meta:editing-cycles>1</meta:editing-cycles>
    <meta:document-statistic meta:table-count="1" meta:cell-count="698" meta:object-count="0"/>
    <meta:generator>LibreOffice/6.0.7.3$Linux_X86_64 LibreOffice_project/00m0$Build-3</meta:generator>
  </office:meta>
</office:document-meta>
</file>